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16d76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20a1c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2f23b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officeooo:rsid="00156721" officeooo:paragraph-rsid="0015672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officeooo:rsid="0017882a" officeooo:paragraph-rsid="0017882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officeooo:rsid="0016d760" officeooo:paragraph-rsid="0016d760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16d760" officeooo:paragraph-rsid="003783a9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officeooo:rsid="00294444" officeooo:paragraph-rsid="00294444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language="ru" fo:country="RU" officeooo:rsid="00305d2d" officeooo:paragraph-rsid="002f23b9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5pt" fo:language="ru" fo:country="RU" officeooo:rsid="00156721" officeooo:paragraph-rsid="00156721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officeooo:rsid="00156721" officeooo:paragraph-rsid="00156721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fo:language="ru" fo:country="RU" officeooo:rsid="00156721" officeooo:paragraph-rsid="003729a0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3d914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41a25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officeooo:rsid="0016d760" officeooo:paragraph-rsid="003d9144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fo:language="ru" fo:country="RU" officeooo:rsid="00294444" officeooo:paragraph-rsid="0041a253" style:font-size-asian="14pt" style:font-size-complex="16pt"/>
    </style:style>
    <style:style style:name="T1" style:family="text">
      <style:text-properties officeooo:rsid="001984be"/>
    </style:style>
    <style:style style:name="T2" style:family="text">
      <style:text-properties officeooo:rsid="001990d2"/>
    </style:style>
    <style:style style:name="T3" style:family="text">
      <style:text-properties officeooo:rsid="001ac222"/>
    </style:style>
    <style:style style:name="T4" style:family="text">
      <style:text-properties officeooo:rsid="001990d2" style:font-size-asian="12pt"/>
    </style:style>
    <style:style style:name="T5" style:family="text">
      <style:text-properties officeooo:rsid="0020a1c0" style:font-size-asian="12pt"/>
    </style:style>
    <style:style style:name="T6" style:family="text">
      <style:text-properties officeooo:rsid="0026311b" style:font-size-asian="12pt"/>
    </style:style>
    <style:style style:name="T7" style:family="text">
      <style:text-properties officeooo:rsid="0026b090" style:font-size-asian="12pt"/>
    </style:style>
    <style:style style:name="T8" style:family="text">
      <style:text-properties officeooo:rsid="00287ad0" style:font-size-asian="12pt"/>
    </style:style>
    <style:style style:name="T9" style:family="text">
      <style:text-properties officeooo:rsid="002b3b62" style:font-size-asian="12pt"/>
    </style:style>
    <style:style style:name="T10" style:family="text">
      <style:text-properties officeooo:rsid="001ef3b3"/>
    </style:style>
    <style:style style:name="T11" style:family="text">
      <style:text-properties officeooo:rsid="00248a1f"/>
    </style:style>
    <style:style style:name="T12" style:family="text">
      <style:text-properties officeooo:rsid="002f23b9"/>
    </style:style>
    <style:style style:name="T13" style:family="text">
      <style:text-properties officeooo:rsid="002fbb24"/>
    </style:style>
    <style:style style:name="T14" style:family="text">
      <style:text-properties officeooo:rsid="0031c2b7"/>
    </style:style>
    <style:style style:name="T15" style:family="text">
      <style:text-properties officeooo:rsid="0033b3cd"/>
    </style:style>
    <style:style style:name="T16" style:family="text">
      <style:text-properties officeooo:rsid="0035902a"/>
    </style:style>
    <style:style style:name="T17" style:family="text">
      <style:text-properties officeooo:rsid="003729a0"/>
    </style:style>
    <style:style style:name="T18" style:family="text">
      <style:text-properties officeooo:rsid="0039fb2a"/>
    </style:style>
    <style:style style:name="T19" style:family="text">
      <style:text-properties officeooo:rsid="003cf034"/>
    </style:style>
    <style:style style:name="T20" style:family="text">
      <style:text-properties officeooo:rsid="003d9144"/>
    </style:style>
    <style:style style:name="T21" style:family="text">
      <style:text-properties officeooo:rsid="00400fcc"/>
    </style:style>
    <style:style style:name="T22" style:family="text">
      <style:text-properties officeooo:rsid="0041a25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уществует так называемый диапазон допустимых значений, к примеру у нас может быть переменная которая может равняться числу от -128 до 127. в протоколе <text:span text:style-name="T1">самое большое допустимое число </text:span><text:span text:style-name="T2">будет обозначаться как </text:span><text:bookmark-start text:name="__DdeLink__5_2319451315"/><text:bookmark-start text:name="__DdeLink__2_2319451315"/><text:span text:style-name="T2">UP</text:span><text:bookmark-end text:name="__DdeLink__2_2319451315"/><text:span text:style-name="T2">_LIMIT</text:span><text:bookmark-end text:name="__DdeLink__5_2319451315"/><text:span text:style-name="T2">, а самое маленькое допустимое число как DOWN_LIMIT.</text:span></text:p>
      <text:p text:style-name="P4"/>
      <text:p text:style-name="P11"><text:bookmark-start text:name="__DdeLink__68_3453889031"/><text:bookmark-start text:name="__DdeLink__188_584407637"/><text:bookmark-start text:name="__DdeLink__62_3453889031"/>Операции с переменным и постоянным числом<text:bookmark-end text:name="__DdeLink__188_584407637"/></text:p>
      <text:p text:style-name="P10"/>
      <text:p text:style-name="P6"><text:bookmark-start text:name="__DdeLink__190_584407637"/>сложение<text:bookmark-end text:name="__DdeLink__190_584407637"/></text:p>
      <text:p text:style-name="P1"/>
      <text:p text:style-name="P2"><text:bookmark-start text:name="__DdeLink__115_1460788204"/><text:bookmark-start text:name="__DdeLink__212_2194027065"/>в выражении вида a + b <text:span text:style-name="T13">где</text:span> член «a» переменная, а член «b» <text:span text:style-name="T11">положительная</text:span> константа.<text:bookmark-end text:name="__DdeLink__115_1460788204"/> <text:bookmark-start text:name="__DdeLink__117_1460788204"/><text:span text:style-name="T3">В таком случае </text:span><text:span text:style-name="T10">должно соблюдаться </text:span><text:span text:style-name="T12">условие</text:span><text:bookmark-end text:name="__DdeLink__117_1460788204"/><text:span text:style-name="T12"> </text:span><text:span text:style-name="T12"><draw:frame draw:style-name="fr2" draw:name="Object2" text:anchor-type="as-char" svg:y="-0.1492in" svg:width="1.1382in" svg:height="0.1854in" draw:z-index="0"><draw:object xlink:href="./Object 2" xlink:type="simple" xlink:show="embed" xlink:actuate="onLoad"/><draw:image xlink:href="./ObjectReplacements/Object 2" xlink:type="simple" xlink:show="embed" xlink:actuate="onLoad"/></draw:frame></text:span><text:bookmark-end text:name="__DdeLink__212_2194027065"/><text:span text:style-name="T5">, где выражение <text:s/></text:span><text:bookmark-start text:name="__DdeLink__2_2319451315 Copy 1 Copy 1"/><text:span text:style-name="T4">UP</text:span><text:bookmark-end text:name="__DdeLink__2_2319451315 Copy 1 Copy 1"/><text:span text:style-name="T4">_LIMIT </text:span><text:span text:style-name="T5">-</text:span><text:span text:style-name="T4"> </text:span><text:span text:style-name="T5">b должно быть заранее вычислено.</text:span><text:bookmark-end text:name="__DdeLink__68_3453889031"/><text:bookmark-end text:name="__DdeLink__62_3453889031"/><text:span text:style-name="T5"> </text:span><text:span text:style-name="T6">Если переменная «a» всегда есть отрицательное </text:span><text:span text:style-name="T7">число, то </text:span><text:span text:style-name="T8">проверка не требуется, можно смело складывать.</text:span><text:span text:style-name="T9"> </text:span></text:p>
      <text:p text:style-name="P2"><text:span text:style-name="T5"/></text:p>
      <text:p text:style-name="P8"><text:bookmark-start text:name="__DdeLink__216_2194027065"/>Вычитание<text:bookmark-end text:name="__DdeLink__216_2194027065"/></text:p>
      <text:p text:style-name="P8"/>
      <text:p text:style-name="P3">в выражении вида a - b член «a» переменная, а член «b» <text:span text:style-name="T11">положительная</text:span> константа. <text:span text:style-name="T19">Если переменая «a» </text:span><text:span text:style-name="T18">положительное число</text:span><text:span text:style-name="T12">. </text:span><text:span text:style-name="T18">Если </text:span><text:span text:style-name="T12">. </text:span><text:span text:style-name="T14">если «</text:span><text:span text:style-name="T15">b» отрицательная константа, </text:span><text:span text:style-name="T16">то это операция сложения, а не вычитания.</text:span></text:p>
      <text:p text:style-name="P9"/>
      <text:p text:style-name="P9"/>
      <text:p text:style-name="P12"><text:bookmark-start text:name="__DdeLink__195_584407637"/><text:bookmark-start text:name="__DdeLink__198_584407637"/>Операции с <text:span text:style-name="T21">переменными</text:span> числ<text:span text:style-name="T17">ами</text:span><text:bookmark-end text:name="__DdeLink__195_584407637"/><text:bookmark-end text:name="__DdeLink__198_584407637"/></text:p>
      <text:p text:style-name="P12"/>
      <text:p text:style-name="P7">сложение</text:p>
      <text:p text:style-name="P7"/>
      <text:p text:style-name="P13"><text:bookmark-start text:name="__DdeLink__115_1460788204 Copy 1"/><text:bookmark-start text:name="__DdeLink__220_2194027065"/>в выражении вида a + b <text:span text:style-name="T13">где</text:span> член «a» <text:span text:style-name="T20">и «b»</text:span> переменная<text:bookmark-end text:name="__DdeLink__115_1460788204 Copy 1"/><text:bookmark-start text:name="__DdeLink__117_1460788204 Copy 1"/><text:span text:style-name="T3"> </text:span><text:span text:style-name="T10">должно соблюдаться </text:span><text:span text:style-name="T12">условие</text:span><text:bookmark-end text:name="__DdeLink__220_2194027065"/><text:bookmark-end text:name="__DdeLink__117_1460788204 Copy 1"/><text:span text:style-name="T12"> </text:span><text:span text:style-name="T12"><draw:frame draw:style-name="fr2" draw:name="Object1" text:anchor-type="as-char" svg:y="-0.1492in" svg:width="1.5984in" svg:height="0.185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. </text:span><text:span text:style-name="T22">если </text:span><text:span text:style-name="T22"><draw:frame draw:style-name="fr1" draw:name="Object3" text:anchor-type="as-char" svg:y="-0.1492in" svg:width="0.294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2">, то это уже операция вычитания.</text:span></text:p>
      <text:p text:style-name="P15"/>
      <text:p text:style-name="P16">Вычитание</text:p>
      <text:p text:style-name="P16"/>
      <text:p text:style-name="P14"><text:bookmark-start text:name="__DdeLink__115_1460788204 Copy 1 Copy 1"/>в выражении вида a - b <text:span text:style-name="T13">где</text:span> член «a» <text:span text:style-name="T20">и «b»</text:span> переменная<text:bookmark-end text:name="__DdeLink__115_1460788204 Copy 1 Copy 1"/><text:bookmark-start text:name="__DdeLink__117_1460788204 Copy 1 Copy 1"/><text:span text:style-name="T3"> </text:span><text:span text:style-name="T10">должно соблюдаться </text:span><text:span text:style-name="T12">условие</text:span><text:bookmark-end text:name="__DdeLink__117_1460788204 Copy 1 Copy 1"/><text:span text:style-name="T12"> </text:span><text:span text:style-name="T12"><draw:frame draw:style-name="fr1" draw:name="Object4" text:anchor-type="as-char" svg:y="-0.1528in" svg:width="1.6283in" svg:height="0.2016in" draw:z-index="3"><draw:object xlink:href="./Object 4" xlink:type="simple" xlink:show="embed" xlink:actuate="onLoad"/><draw:image xlink:href="./ObjectReplacements/Object 4" xlink:type="simple" xlink:show="embed" xlink:actuate="onLoad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8:03:27.485947113</meta:creation-date>
    <dc:date>2026-02-15T21:30:42.118555532</dc:date>
    <meta:editing-duration>PT2H15M47S</meta:editing-duration>
    <meta:editing-cycles>54</meta:editing-cycles>
    <meta:generator>LibreOffice/24.2.7.2$Linux_X86_64 LibreOffice_project/420$Build-2</meta:generator>
    <meta:document-statistic meta:table-count="0" meta:image-count="0" meta:object-count="4" meta:page-count="1" meta:paragraph-count="11" meta:word-count="167" meta:character-count="1062" meta:non-whitespace-character-count="903"/>
  </office:meta>
</office:document-meta>
</file>

<file path=Object 1/content.xml><?xml version="1.0" encoding="utf-8"?>
<math xmlns="http://www.w3.org/1998/Math/MathML" display="block">
  <semantics>
    <mrow>
      <mi>a</mi>
      <mo stretchy="false">≤</mo>
      <mrow>
        <mi mathvariant="italic">UPLIMIT</mi>
        <mo stretchy="false">−</mo>
        <mrow>
          <mi>b</mi>
          <mo stretchy="false">∧</mo>
          <mi>b</mi>
        </mrow>
      </mrow>
      <mo stretchy="false">≥</mo>
      <mn>0</mn>
    </mrow>
    <annotation encoding="StarMath 5.0">a &lt;= UPLIMIT - b &amp; b &gt;= 0</annotation>
  </semantics>
</math>
</file>

<file path=Object 2/content.xml><?xml version="1.0" encoding="utf-8"?>
<math xmlns="http://www.w3.org/1998/Math/MathML" display="block">
  <semantics>
    <mrow>
      <mi>a</mi>
      <mo stretchy="false">≤</mo>
      <mrow>
        <mi mathvariant="italic">UPLIMIT</mi>
        <mo stretchy="false">−</mo>
        <mi>b</mi>
      </mrow>
    </mrow>
    <annotation encoding="StarMath 5.0">a &lt;= UPLIMIT - b</annotation>
  </semantics>
</math>
</file>

<file path=Object 3/content.xml><?xml version="1.0" encoding="utf-8"?>
<math xmlns="http://www.w3.org/1998/Math/MathML" display="block">
  <semantics>
    <mrow>
      <mi>b</mi>
      <mo stretchy="false">&lt;</mo>
      <mn>0</mn>
    </mrow>
    <annotation encoding="StarMath 5.0">b&lt;0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≥</mo>
            <mrow>
              <mi>b</mi>
              <mo stretchy="false">∧</mo>
              <mi>b</mi>
            </mrow>
            <mo stretchy="false">≥</mo>
            <mrow>
              <mn>0</mn>
              <mo stretchy="false">∧</mo>
              <mi>a</mi>
            </mrow>
            <mo stretchy="false">≥</mo>
            <mn>0</mn>
          </mrow>
        </mrow>
        <mo fence="true" form="postfix" stretchy="false">)</mo>
      </mrow>
      <mo stretchy="false">∨</mo>
      <mrow>
        <mo fence="true" form="prefix" stretchy="false">(</mo>
        <mrow/>
        <mo fence="true" form="postfix" stretchy="false">)</mo>
      </mrow>
    </mrow>
    <annotation encoding="StarMath 5.0">(a &gt;= b &amp; b &gt;= 0 &amp; a &gt;= 0) | ()</annotation>
  </semantics>
</math>
</file>